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InputStreamX.ObjectInputStreamX( InputStream in , I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bjectInputStreamX.resolveClass( ObjectStreamClass 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